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7.50pt" fo:text-indent="-3.60pt">
        <style:tab-stops>
          <style:tab-stop style:position="129.90pt"/>
          <style:tab-stop style:position="3282.15pt" style:type="center"/>
        </style:tab-stops>
      </style:paragraph-properties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left="7.50pt" fo:text-indent="-3.60pt">
        <style:tab-stops>
          <style:tab-stop style:position="129.90pt"/>
          <style:tab-stop style:position="3282.15pt" style:type="center"/>
        </style:tab-stops>
      </style:paragraph-properties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left="7.50pt" fo:text-indent="-3.60pt">
        <style:tab-stops>
          <style:tab-stop style:position="129.90pt"/>
          <style:tab-stop style:position="3282.15pt" style:type="center"/>
        </style:tab-stops>
      </style:paragraph-properties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left="7.50pt" fo:text-indent="-3.60pt">
        <style:tab-stops>
          <style:tab-stop style:position="129.90pt"/>
          <style:tab-stop style:position="3282.15pt" style:type="center"/>
        </style:tab-stops>
      </style:paragraph-properties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left="7.50pt" fo:text-indent="-3.60pt">
        <style:tab-stops>
          <style:tab-stop style:position="129.90pt"/>
          <style:tab-stop style:position="3282.15pt" style:type="center"/>
        </style:tab-stops>
      </style:paragraph-properties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left="-20.10pt" fo:text-indent="-3.60pt">
        <style:tab-stops>
          <style:tab-stop style:position="122.10pt"/>
          <style:tab-stop style:position="3309.75pt" style:type="center"/>
          <style:tab-stop style:position="20.10pt"/>
          <style:tab-stop style:position="20.10pt"/>
          <style:tab-stop style:position="104.70pt"/>
          <style:tab-stop style:position="3309.75pt" style:type="center"/>
        </style:tab-stops>
      </style:paragraph-properties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left="-20.10pt" fo:text-indent="-3.60pt">
        <style:tab-stops>
          <style:tab-stop style:position="122.10pt"/>
          <style:tab-stop style:position="3309.75pt" style:type="center"/>
          <style:tab-stop style:position="20.10pt"/>
          <style:tab-stop style:position="20.10pt"/>
          <style:tab-stop style:position="104.70pt"/>
          <style:tab-stop style:position="3309.75pt" style:type="center"/>
        </style:tab-stops>
      </style:paragraph-properties>
    </style:style>
    <style:style style:name="P20" style:family="paragraph">
      <style:paragraph-properties fo:line-height="100.00%" fo:text-align="left" fo:margin-left="-20.10pt" fo:text-indent="-3.60pt">
        <style:tab-stops>
          <style:tab-stop style:position="122.10pt"/>
          <style:tab-stop style:position="3309.75pt" style:type="center"/>
          <style:tab-stop style:position="20.10pt"/>
          <style:tab-stop style:position="20.10pt"/>
          <style:tab-stop style:position="104.70pt"/>
          <style:tab-stop style:position="3309.75pt" style:type="center"/>
        </style:tab-stops>
      </style:paragraph-properties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left" fo:margin-left="-20.10pt" fo:text-indent="-3.60pt">
        <style:tab-stops>
          <style:tab-stop style:position="122.10pt"/>
          <style:tab-stop style:position="3309.75pt" style:type="center"/>
          <style:tab-stop style:position="20.10pt"/>
          <style:tab-stop style:position="20.10pt"/>
          <style:tab-stop style:position="104.70pt"/>
          <style:tab-stop style:position="3309.75pt" style:type="center"/>
        </style:tab-stops>
      </style:paragraph-properties>
    </style:style>
    <style:style style:name="P23" style:family="paragraph">
      <style:paragraph-properties fo:line-height="100.00%" fo:text-align="left" fo:margin-left="-20.10pt" fo:text-indent="-3.60pt">
        <style:tab-stops>
          <style:tab-stop style:position="122.10pt"/>
          <style:tab-stop style:position="3309.75pt" style:type="center"/>
          <style:tab-stop style:position="20.10pt"/>
          <style:tab-stop style:position="20.10pt"/>
          <style:tab-stop style:position="104.70pt"/>
          <style:tab-stop style:position="3309.75pt" style:type="center"/>
        </style:tab-stops>
      </style:paragraph-properties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00.00%" fo:text-align="left" fo:margin-left="-20.10pt" fo:text-indent="-3.60pt">
        <style:tab-stops>
          <style:tab-stop style:position="122.10pt"/>
          <style:tab-stop style:position="3309.75pt" style:type="center"/>
          <style:tab-stop style:position="20.10pt"/>
          <style:tab-stop style:position="20.10pt"/>
          <style:tab-stop style:position="104.70pt"/>
          <style:tab-stop style:position="3309.75pt" style:type="center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908333in"/>
    </style:style>
    <style:style style:name="TableColumn0101" style:family="table-column">
      <style:table-column-properties style:column-width="4.433333in"/>
    </style:style>
    <style:style style:name="Table01" style:family="table">
      <style:table-properties style:width="6.341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10001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10101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10201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10301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olumn0200" style:family="table-column">
      <style:table-column-properties style:column-width="1.416667in"/>
    </style:style>
    <style:style style:name="TableColumn0201" style:family="table-column">
      <style:table-column-properties style:column-width="1.175000in"/>
    </style:style>
    <style:style style:name="TableColumn0202" style:family="table-column">
      <style:table-column-properties style:column-width="1.050000in"/>
    </style:style>
    <style:style style:name="TableColumn0203" style:family="table-column">
      <style:table-column-properties style:column-width="1.091667in"/>
    </style:style>
    <style:style style:name="TableColumn0204" style:family="table-column">
      <style:table-column-properties style:column-width="0.933333in"/>
    </style:style>
    <style:style style:name="TableColumn0205" style:family="table-column">
      <style:table-column-properties style:column-width="1.366667in"/>
    </style:style>
    <style:style style:name="Table02" style:family="table">
      <style:table-properties style:width="7.0333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001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002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003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004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005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Row0201" style:family="table-row">
      <style:table-row-properties style:min-row-height="1.433333in"/>
    </style:style>
    <style:style style:name="TableCell020100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101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102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103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104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105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Row0202" style:family="table-row">
      <style:table-row-properties style:min-row-height="1.583333in"/>
    </style:style>
    <style:style style:name="TableCell020200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201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202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203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204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  <style:style style:name="TableCell020205" style:family="table-cell">
      <style:table-cell-properties fo:border-top="0.000694in solid #836967" fo:border-left="0.000694in solid #836967" fo:border-right="0.000694in solid #836967" fo:border-bottom="0.000694in solid #836967" fo:padding-left="0.050000in" fo:padding-right="0.050000in" fo:vertical-align="top" fo:background-color="transparent"/>
    </style:style>
  </office:automatic-styles>
  <office:body>
    <office:text>
      <text:p text:style-name="P1"><text:span text:style-name="T1"><text:s text:c="13"/></text:span><text:span text:style-name="T2">Ideation Phase Define the Problem Statements</text:span><text:span text:style-name="T3"/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ate</text:span></text:p>
          </table:table-cell>
          <table:table-cell table:style-name="TableCell010001">
            <text:p text:style-name="P3"><text:span text:style-name="T3">19 september 2022</text:span></text:p>
          </table:table-cell>
        </table:table-row>
        <table:table-row table:style-name="TableRow0101">
          <table:table-cell table:style-name="TableCell010100">
            <text:p text:style-name="P5"><text:span text:style-name="T3">Team id</text:span></text:p>
          </table:table-cell>
          <table:table-cell table:style-name="TableCell010101">
            <text:p text:style-name="P5"><text:span text:style-name="T3">PNT2022TMID44808</text:span></text:p>
          </table:table-cell>
        </table:table-row>
        <table:table-row table:style-name="TableRow0102">
          <table:table-cell table:style-name="TableCell010200">
            <text:p text:style-name="P7"><text:span text:style-name="T5">Project Name</text:span></text:p>
          </table:table-cell>
          <table:table-cell table:style-name="TableCell010201">
            <text:p text:style-name="P7"><text:span text:style-name="T5">Project<text:s text:c="2"/>- IoT Based Safety Gadget for Child Safety Monitoring and Notification</text:span></text:p>
          </table:table-cell>
        </table:table-row>
        <table:table-row table:style-name="TableRow0103">
          <table:table-cell table:style-name="TableCell010300">
            <text:p text:style-name="P9"><text:span text:style-name="T7">Maximum Mark</text:span></text:p>
          </table:table-cell>
          <table:table-cell table:style-name="TableCell010301">
            <text:p text:style-name="P9"><text:span text:style-name="T7">2 marks</text:span></text:p>
          </table:table-cell>
        </table:table-row>
      </table:table>
      <text:p text:style-name="P11"><text:span text:style-name="T8"/></text:p>
      <text:p text:style-name="P11"><text:span text:style-name="T9">Customer Problem Statement Template:</text:span></text:p>
      <text:p text:style-name="P11"><text:span text:style-name="T10">Create a problem statement to understand your customer's point of<text:s text:c="2"/>view. The Customer Problem Statement template helps you focus on what matters to create experiences people will love.</text:span></text:p>
      <text:p text:style-name="P11"><text:span text:style-name="T10">A well-articulated customer problem statement allows you and your team to find the ideal solution for the challenges your customers face.<text:s text:c="2"/>Throughout the process, you’ll also be able to empathize with your customers, which helps you better understand how they perceive your product or service.</text:span></text:p>
      <text:p text:style-name="P11"><text:span text:style-name="T10"/></text:p>
      <text:p text:style-name="P12"><draw:frame text:anchor-type="as-char" svg:width="152.40mm" svg:height="71.12mm" style:rel-width="scale" style:rel-height="scale"><draw:object-ole xlink:href="OleObj1"/><draw:image xlink:href="ObjectReplacements/OleObj1"/></draw:frame><text:span text:style-name="T10"/></text:p>
      <text:p text:style-name="P13"><text:span text:style-name="T11"/></text:p>
      <text:p text:style-name="P13"><text:span text:style-name="T11">Problem Statement:</text:span></text:p>
      <text:p text:style-name="P14"><draw:frame text:anchor-type="as-char" svg:width="152.40mm" svg:height="64.56mm" style:rel-width="scale" style:rel-height="scale"><draw:object-ole xlink:href="OleObj2"/><draw:image xlink:href="ObjectReplacements/OleObj2"/></draw:frame><text:span text:style-name="T11"/></text:p>
      <text:p text:style-name="P15"><text:span text:style-name="T11"/></text:p>
      <text:p text:style-name="P16"><text:span text:style-name="T1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8"><text:span text:style-name="T12">Problem </text:span></text:p>
            <text:p text:style-name="P18"><text:span text:style-name="T12">Statement (PS)</text:span><text:span text:style-name="T13"/></text:p>
          </table:table-cell>
          <table:table-cell table:style-name="TableCell020001">
            <text:p text:style-name="P18"><text:span text:style-name="T14">I am</text:span></text:p>
            <text:p text:style-name="P18"><text:span text:style-name="T14">(Customer)</text:span><text:span text:style-name="T15"/></text:p>
          </table:table-cell>
          <table:table-cell table:style-name="TableCell020002">
            <text:p text:style-name="P18"><text:span text:style-name="T16">I'm Trying to</text:span><text:span text:style-name="T17"/></text:p>
          </table:table-cell>
          <table:table-cell table:style-name="TableCell020003">
            <text:p text:style-name="P18"><text:span text:style-name="T17">But</text:span></text:p>
          </table:table-cell>
          <table:table-cell table:style-name="TableCell020004">
            <text:p text:style-name="P18"><text:span text:style-name="T18">Because</text:span><text:span text:style-name="T19"/></text:p>
          </table:table-cell>
          <table:table-cell table:style-name="TableCell020005">
            <text:p text:style-name="P18"><text:span text:style-name="T20">Which make me Feel</text:span><text:span text:style-name="T21"/></text:p>
          </table:table-cell>
        </table:table-row>
        <table:table-row table:style-name="TableRow0201">
          <table:table-cell table:style-name="TableCell020100">
            <text:p text:style-name="P21"><text:span text:style-name="T21">Ps-1</text:span></text:p>
          </table:table-cell>
          <table:table-cell table:style-name="TableCell020101">
            <text:p text:style-name="P21"><text:span text:style-name="T22">Parent</text:span><text:span text:style-name="T23"/></text:p>
          </table:table-cell>
          <table:table-cell table:style-name="TableCell020102">
            <text:p text:style-name="P21"><text:span text:style-name="T24">Take care of my child</text:span><text:span text:style-name="T25"/></text:p>
          </table:table-cell>
          <table:table-cell table:style-name="TableCell020103">
            <text:p text:style-name="P21"><text:span text:style-name="T26">can't look after </text:span></text:p>
            <text:p text:style-name="P21"><text:span text:style-name="T26">him/her </text:span></text:p>
            <text:p text:style-name="P21"><text:span text:style-name="T26">after </text:span></text:p>
            <text:p text:style-name="P21"><text:span text:style-name="T26">he/she </text:span></text:p>
            <text:p text:style-name="P21"><text:span text:style-name="T26">leaves </text:span></text:p>
            <text:p text:style-name="P21"><text:span text:style-name="T26">anywhere</text:span><text:span text:style-name="T27"/></text:p>
          </table:table-cell>
          <table:table-cell table:style-name="TableCell020104">
            <text:p text:style-name="P21"><text:span text:style-name="T28">here is no way of </text:span></text:p>
            <text:p text:style-name="P21"><text:span text:style-name="T28">tracking </text:span></text:p>
            <text:p text:style-name="P21"><text:span text:style-name="T28">him/her</text:span><text:span text:style-name="T29"/></text:p>
          </table:table-cell>
          <table:table-cell table:style-name="TableCell020105">
            <text:p text:style-name="P21"><text:span text:style-name="T30">worried</text:span><text:span text:style-name="T31"/></text:p>
          </table:table-cell>
        </table:table-row>
        <table:table-row table:style-name="TableRow0202">
          <table:table-cell table:style-name="TableCell020200">
            <text:p text:style-name="P24"><text:span text:style-name="T33">Ps-1</text:span></text:p>
          </table:table-cell>
          <table:table-cell table:style-name="TableCell020201">
            <text:p text:style-name="P24"><text:span text:style-name="T34">Child</text:span><text:span text:style-name="T35"/></text:p>
          </table:table-cell>
          <table:table-cell table:style-name="TableCell020202">
            <text:p text:style-name="P24"><text:span text:style-name="T36">give </text:span></text:p>
            <text:p text:style-name="P24"><text:span text:style-name="T36">information about where am i to my </text:span></text:p>
            <text:p text:style-name="P24"><text:span text:style-name="T36">parents </text:span></text:p>
            <text:p text:style-name="P24"><text:span text:style-name="T36">frequently</text:span><text:span text:style-name="T37"/></text:p>
          </table:table-cell>
          <table:table-cell table:style-name="TableCell020203">
            <text:p text:style-name="P24"><text:span text:style-name="T38">not able to give</text:span><text:span text:style-name="T39"/></text:p>
          </table:table-cell>
          <table:table-cell table:style-name="TableCell020204">
            <text:p text:style-name="P24"><text:span text:style-name="T40">i tend to forget</text:span><text:span text:style-name="T41"/></text:p>
          </table:table-cell>
          <table:table-cell table:style-name="TableCell020205">
            <text:p text:style-name="P24"><text:span text:style-name="T42">Worried</text:span><text:span text:style-name="T43"/></text:p>
          </table:table-cell>
        </table:table-row>
      </table:table>
      <text:p text:style-name="P26"><text:span text:style-name="T43"/></text:p>
      <text:p text:style-name="P26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